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6cm" style:rel-column-width="1653*"/>
    </style:style>
    <style:style style:name="Tableau5.B" style:family="table-column">
      <style:table-column-properties style:column-width="2.282cm" style:rel-column-width="1294*"/>
    </style:style>
    <style:style style:name="Tableau5.C" style:family="table-column">
      <style:table-column-properties style:column-width="10.707cm" style:rel-column-width="6070*"/>
    </style:style>
    <style:style style:name="Tableau5.D" style:family="table-column">
      <style:table-column-properties style:column-width="1.998cm" style:rel-column-width="1133*"/>
    </style:style>
    <style:style style:name="Tableau5.E" style:family="table-column">
      <style:table-column-properties style:column-width="9.761cm" style:rel-column-width="5534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6.354cm" style:rel-column-width="15032*"/>
    </style:style>
    <style:style style:name="Tableau3.B" style:family="table-column">
      <style:table-column-properties style:column-width="21.347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officeooo:rsid="00ce3e49" officeooo:paragraph-rsid="00ed28f9"/>
    </style:style>
    <style:style style:name="P3" style:family="paragraph" style:parent-style-name="Standard">
      <style:text-properties style:font-name="Arial" officeooo:rsid="00996640" officeooo:paragraph-rsid="00f17202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3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1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1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1" officeooo:rsid="0051829f" officeooo:paragraph-rsid="00ed28f9" style:font-size-asian="10.5pt"/>
    </style:style>
    <style:style style:name="P20" style:family="paragraph" style:parent-style-name="Table_20_Contents">
      <style:text-properties style:font-name="Arial1" officeooo:rsid="00953895" officeooo:paragraph-rsid="00ed28f9" style:font-size-asian="10.5pt"/>
    </style:style>
    <style:style style:name="P21" style:family="paragraph" style:parent-style-name="Table_20_Contents">
      <style:text-properties style:font-name="Arial1" officeooo:rsid="0054d877" officeooo:paragraph-rsid="006d278d" style:font-size-asian="10.5pt"/>
    </style:style>
    <style:style style:name="P22" style:family="paragraph" style:parent-style-name="Table_20_Contents">
      <style:text-properties style:font-name="Arial1" officeooo:rsid="0054d877" officeooo:paragraph-rsid="0054d877" style:font-size-asian="10.5pt"/>
    </style:style>
    <style:style style:name="P23" style:family="paragraph" style:parent-style-name="Table_20_Contents">
      <style:text-properties style:font-name="Arial1" officeooo:rsid="0054d877" officeooo:paragraph-rsid="0055efe6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25" style:family="paragraph" style:parent-style-name="Table_20_Contents">
      <style:text-properties style:font-name="Arial1" officeooo:rsid="00e731cf" officeooo:paragraph-rsid="00e731cf" style:font-size-asian="10.5pt"/>
    </style:style>
    <style:style style:name="P26" style:family="paragraph" style:parent-style-name="Table_20_Contents">
      <style:text-properties style:font-name="Arial1" officeooo:rsid="00ebb8f7" officeooo:paragraph-rsid="00ed28f9" style:font-size-asian="10.5pt"/>
    </style:style>
    <style:style style:name="P27" style:family="paragraph" style:parent-style-name="Table_20_Contents">
      <style:text-properties style:font-name="Arial1" officeooo:rsid="00f63f28" officeooo:paragraph-rsid="00ed28f9" style:font-size-asian="10.5pt"/>
    </style:style>
    <style:style style:name="P28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31" style:family="paragraph" style:parent-style-name="Text_20_body">
      <style:text-properties officeooo:paragraph-rsid="00ed28f9"/>
    </style:style>
    <style:style style:name="P32" style:family="paragraph" style:parent-style-name="Text_20_body">
      <style:text-properties officeooo:rsid="00d50e1b"/>
    </style:style>
    <style:style style:name="P3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3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38" style:family="paragraph" style:parent-style-name="Footnote">
      <style:paragraph-properties style:writing-mode="lr-tb"/>
      <style:text-properties officeooo:rsid="00fd93f5" officeooo:paragraph-rsid="00fd93f5"/>
    </style:style>
    <style:style style:name="P39" style:family="paragraph" style:parent-style-name="Text_20_body">
      <style:paragraph-properties style:writing-mode="lr-tb"/>
      <style:text-properties officeooo:rsid="00fd93f5" officeooo:paragraph-rsid="00fe62eb"/>
    </style:style>
    <style:style style:name="P40" style:family="paragraph" style:parent-style-name="Text_20_body">
      <style:paragraph-properties style:writing-mode="lr-tb"/>
      <style:text-properties officeooo:paragraph-rsid="00fa507c"/>
    </style:style>
    <style:style style:name="P41" style:family="paragraph" style:parent-style-name="Text_20_body">
      <style:paragraph-properties style:writing-mode="lr-tb"/>
      <style:text-properties officeooo:rsid="00fe62eb" officeooo:paragraph-rsid="00fe62eb"/>
    </style:style>
    <style:style style:name="P42" style:family="paragraph" style:parent-style-name="Text_20_body">
      <style:paragraph-properties style:writing-mode="lr-tb"/>
      <style:text-properties officeooo:rsid="00ff317c" officeooo:paragraph-rsid="00ff317c"/>
    </style:style>
    <style:style style:name="P4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44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45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46" style:family="paragraph" style:parent-style-name="Heading_20_1" style:list-style-name="Numbering_20_1">
      <style:text-properties officeooo:paragraph-rsid="00ed28f9"/>
    </style:style>
    <style:style style:name="P47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48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49" style:family="paragraph" style:parent-style-name="Heading_20_1" style:list-style-name="Numbering_20_1">
      <style:paragraph-properties fo:break-before="page"/>
    </style:style>
    <style:style style:name="P50" style:family="paragraph" style:parent-style-name="Heading_20_1" style:list-style-name="Numbering_20_1">
      <style:text-properties officeooo:rsid="00fa507c" officeooo:paragraph-rsid="00fd93f5"/>
    </style:style>
    <style:style style:name="P51" style:family="paragraph" style:parent-style-name="Heading_20_1" style:list-style-name="Numbering_20_1">
      <style:text-properties officeooo:rsid="00fa507c" officeooo:paragraph-rsid="00fa507c"/>
    </style:style>
    <style:style style:name="P52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3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54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55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56" style:family="paragraph" style:parent-style-name="Standard">
      <style:text-properties officeooo:rsid="008115d2" officeooo:paragraph-rsid="00ed28f9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style:font-name="Arial1" officeooo:rsid="00ed433d" officeooo:paragraph-rsid="00ed28f9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71" style:family="paragraph" style:parent-style-name="Text_20_body">
      <style:paragraph-properties fo:text-align="center" style:justify-single-word="false"/>
      <style:text-properties style:font-name="Arial" officeooo:rsid="0049d56a" officeooo:paragraph-rsid="0119f6ff"/>
    </style:style>
    <style:style style:name="P7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73" style:family="paragraph" style:parent-style-name="Text_20_body" style:list-style-name="Numbering_20_1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 fo:background-color="transparent" style:writing-mode="page"/>
      <style:text-properties officeooo:rsid="00d8bd6c" officeooo:paragraph-rsid="00dac0f2"/>
    </style:style>
    <style:style style:name="P74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f7bea7" style:font-weight-asian="normal" style:font-weight-complex="normal"/>
    </style:style>
    <style:style style:name="T5" style:family="text">
      <style:text-properties fo:font-weight="normal" officeooo:rsid="01104b46" style:font-weight-asian="normal" style:font-weight-complex="normal"/>
    </style:style>
    <style:style style:name="T6" style:family="text">
      <style:text-properties officeooo:rsid="00fd93f5"/>
    </style:style>
    <style:style style:name="T7" style:family="text">
      <style:text-properties officeooo:rsid="0055efe6"/>
    </style:style>
    <style:style style:name="T8" style:family="text">
      <style:text-properties officeooo:rsid="00614f72"/>
    </style:style>
    <style:style style:name="T9" style:family="text">
      <style:text-properties officeooo:rsid="0061d72b"/>
    </style:style>
    <style:style style:name="T10" style:family="text">
      <style:text-properties officeooo:rsid="00650dbb"/>
    </style:style>
    <style:style style:name="T11" style:family="text">
      <style:text-properties officeooo:rsid="006d278d"/>
    </style:style>
    <style:style style:name="T12" style:family="text">
      <style:text-properties officeooo:rsid="00e67cab"/>
    </style:style>
    <style:style style:name="T13" style:family="text">
      <style:text-properties style:font-name="Arial"/>
    </style:style>
    <style:style style:name="T14" style:family="text">
      <style:text-properties style:font-name="Arial" officeooo:rsid="00bd7a51"/>
    </style:style>
    <style:style style:name="T15" style:family="text">
      <style:text-properties style:font-name="Arial" officeooo:rsid="00f2dd56"/>
    </style:style>
    <style:style style:name="T16" style:family="text">
      <style:text-properties style:font-name="Arial" officeooo:rsid="00bec504"/>
    </style:style>
    <style:style style:name="T17" style:family="text">
      <style:text-properties style:font-name="Arial" officeooo:rsid="00dac0f2"/>
    </style:style>
    <style:style style:name="T18" style:family="text">
      <style:text-properties style:font-name="Arial" fo:font-weight="bold" officeooo:rsid="007d4de9" style:font-weight-asian="bold" style:font-weight-complex="bold"/>
    </style:style>
    <style:style style:name="T19" style:family="text">
      <style:text-properties style:font-name="Arial" fo:font-weight="bold" officeooo:rsid="00826f41" style:font-weight-asian="bold" style:font-weight-complex="bold"/>
    </style:style>
    <style:style style:name="T20" style:family="text">
      <style:text-properties style:font-name="Arial" officeooo:rsid="011a4561"/>
    </style:style>
    <style:style style:name="T21" style:family="text">
      <style:text-properties officeooo:rsid="00a8da83"/>
    </style:style>
    <style:style style:name="T22" style:family="text">
      <style:text-properties officeooo:rsid="00f73a20"/>
    </style:style>
    <style:style style:name="T23" style:family="text">
      <style:text-properties officeooo:rsid="00ed9128"/>
    </style:style>
    <style:style style:name="T24" style:family="text">
      <style:text-properties officeooo:rsid="00cfebe2"/>
    </style:style>
    <style:style style:name="T25" style:family="text">
      <style:text-properties officeooo:rsid="00f58c9d"/>
    </style:style>
    <style:style style:name="T26" style:family="text">
      <style:text-properties officeooo:rsid="00f5ca37"/>
    </style:style>
    <style:style style:name="T27" style:family="text">
      <style:text-properties officeooo:rsid="00f7bea7"/>
    </style:style>
    <style:style style:name="T28" style:family="text">
      <style:text-properties style:font-name="Arial1" officeooo:rsid="00ff317c" style:font-size-asian="10.5pt"/>
    </style:style>
    <style:style style:name="T29" style:family="text">
      <style:text-properties officeooo:rsid="00ff317c"/>
    </style:style>
    <style:style style:name="T30" style:family="text">
      <style:text-properties officeooo:rsid="0100ee09"/>
    </style:style>
    <style:style style:name="T31" style:family="text">
      <style:text-properties officeooo:rsid="0107bd32"/>
    </style:style>
    <style:style style:name="T32" style:family="text">
      <style:text-properties officeooo:rsid="010962ad"/>
    </style:style>
    <style:style style:name="T33" style:family="text">
      <style:text-properties officeooo:rsid="010b2789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36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37" style:family="text">
      <style:text-properties fo:font-size="28pt" officeooo:rsid="00d6ef99" style:font-size-asian="28pt" style:font-size-complex="28pt"/>
    </style:style>
    <style:style style:name="T38" style:family="text">
      <style:text-properties fo:font-weight="bold" officeooo:rsid="00fd93f5" style:font-weight-asian="bold" style:font-weight-complex="bold"/>
    </style:style>
    <style:style style:name="T39" style:family="text">
      <style:text-properties officeooo:rsid="01104b46"/>
    </style:style>
    <style:style style:name="T40" style:family="text">
      <style:text-properties officeooo:rsid="01194657"/>
    </style:style>
    <style:style style:name="T41" style:family="text">
      <style:text-properties officeooo:rsid="005eab25"/>
    </style:style>
    <style:style style:name="T42" style:family="text">
      <style:text-properties officeooo:rsid="011569be"/>
    </style:style>
    <style:style style:name="T43" style:family="text">
      <style:text-properties officeooo:rsid="0036119a"/>
    </style:style>
    <style:style style:name="T44" style:family="text">
      <style:text-properties officeooo:rsid="0118745b"/>
    </style:style>
    <style:style style:name="T45" style:family="text">
      <style:text-properties officeooo:rsid="00d6ef99"/>
    </style:style>
    <style:style style:name="T46" style:family="text">
      <style:text-properties officeooo:rsid="011bd9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35">Réf : </text:span><text:span text:style-name="T36">{titre_prevention} - </text:span><text:span text:style-name="T34">Plan de prévention</text:span><text:span text:style-name="T34"><text:note text:id="ftn1" text:note-class="footnote"><text:note-citation>1</text:note-citation><text:note-body><text:p text:style-name="P38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span></text:p>
      <text:list xml:id="list3003360270" text:style-name="Numbering_20_1">
        <text:list-header>
          <text:p text:style-name="P73"><text:span text:style-name="T20">Label </text:span><text:span text:style-name="T13">: </text:span><text:span text:style-name="T17">{raison_du_plan_de_prevention}</text:span></text:p>
        </text:list-header>
        <text:list-item>
          <text:h text:style-name="P46" text:outline-level="1">Numéro<text:span text:style-name="T11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339525047024">
          <table:table-cell table:style-name="Tableau1.A1" office:value-type="string">
            <text:p text:style-name="P5">Pompiers</text:p>
          </table:table-cell>
          <table:table-cell table:style-name="Tableau1.A1" office:value-type="string">
            <text:p text:style-name="P5">Police/Gendarmerie</text:p>
          </table:table-cell>
          <table:table-cell table:style-name="Tableau1.A1" office:value-type="string">
            <text:p text:style-name="P6">SAMU</text:p>
          </table:table-cell>
          <table:table-cell table:style-name="Tableau1.D1" office:value-type="string">
            <text:p text:style-name="P6">TOUTE URGENCE</text:p>
          </table:table-cell>
        </table:table-row>
        <table:table-row table:style-name="TableLine2339525051376">
          <table:table-cell table:style-name="Tableau1.A2" office:value-type="string">
            <text:p text:style-name="P7">{pompier_number}</text:p>
          </table:table-cell>
          <table:table-cell table:style-name="Tableau1.A2" office:value-type="string">
            <text:p text:style-name="P8">{police_number}</text:p>
          </table:table-cell>
          <table:table-cell table:style-name="Tableau1.A2" office:value-type="string">
            <text:p text:style-name="P9">{samu_number}</text:p>
          </table:table-cell>
          <table:table-cell table:style-name="Tableau1.D2" office:value-type="string">
            <text:p text:style-name="P10">{emergency_number}</text:p>
          </table:table-cell>
        </table:table-row>
      </table:table>
      <text:list xml:id="list213539675970778" text:continue-numbering="true" text:style-name="Numbering_20_1">
        <text:list-item>
          <text:h text:style-name="P47" text:outline-level="1">Moyens <text:span text:style-name="T9">généraux </text:span>mis à disposition</text:h>
        </text:list-item>
      </text:list>
      <text:p text:style-name="P2">{moyen_generaux_mis_disposition}</text:p>
      <text:list xml:id="list213540895827941" text:continue-numbering="true" text:style-name="Numbering_20_1">
        <text:list-item>
          <text:h text:style-name="P46" text:outline-level="1">Consignes Générales</text:h>
        </text:list-item>
      </text:list>
      <text:p text:style-name="P34">{consigne_generale}</text:p>
      <text:list xml:id="list213540363616493" text:continue-numbering="true" text:style-name="Numbering_20_1">
        <text:list-item>
          <text:h text:style-name="P50" text:outline-level="1"><text:span text:style-name="T6">Inspection commune préalable</text:span><text:span text:style-name="T6"><text:note text:id="ftn2" text:note-class="footnote"><text:note-citation>2</text:note-citation><text:note-body><text:p text:style-name="Footnote"><text:span text:style-name="T6">A</text:span>rt. R. 4512-2 et R. 4512-3 du Code du travail</text:p></text:note-body></text:note></text:span></text:h>
        </text:list-item>
      </text:list>
      <text:p text:style-name="P40">L’entreprise utilisatrice <text:span text:style-name="T6">à </text:span>procéd<text:span text:style-name="T6">é</text:span>, préalablement à l’exécution de l’opération, à une inspection commune <text:span text:style-name="T6">préalable en date du </text:span><text:span text:style-name="T38">{prior_visit_date}</text:span><text:span text:style-name="T6"> :</text:span></text:p>
      <text:p text:style-name="P42">Lors de cette visite les points suivants ont ét<text:span text:style-name="T30">é présenté par l’Entreprise Utilisatrice</text:span>:</text:p>
      <text:list xml:id="list2112683200" text:style-name="L1">
        <text:list-item>
          <text:p text:style-name="P74"><text:span text:style-name="T29">L</text:span>ieux de travail, </text:p>
        </text:list-item>
        <text:list-item>
          <text:p text:style-name="P74"><text:span text:style-name="T28">I</text:span>nstallations qui s’y trouvent,</text:p>
        </text:list-item>
        <text:list-item>
          <text:p text:style-name="P74"><text:span text:style-name="T28">M</text:span>atériels éventuellement mis à disposition des entreprises extérieures.</text:p>
        </text:list-item>
        <text:list-item>
          <text:p text:style-name="P74"><text:span text:style-name="T30">D</text:span>élimiter le secteur de l’intervention des entreprises extérieures,</text:p>
        </text:list-item>
        <text:list-item>
          <text:p text:style-name="P74"><text:span text:style-name="T30">M</text:span>atérialiser les zones de ce secteur qui peuvent présenter des dangers pour les travailleurs, </text:p>
        </text:list-item>
        <text:list-item>
          <text:p text:style-name="P74"><text:soft-page-break/><text:span text:style-name="T30">I</text:span>ndiquer les voies de circulation que pourront emprunter les travailleurs ainsi que les véhicules et engins de toute nature appartenant aux entreprises extérieures,</text:p>
        </text:list-item>
        <text:list-item>
          <text:p text:style-name="P74"><text:span text:style-name="T30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40">Toutes les <text:span text:style-name="T30">E</text:span>ntreprises <text:span text:style-name="T30">Extérieures</text:span>, sous-traitants compris, concourant à l’exécution d’une même opération doivent participer simultanément à l’inspection commune préalable afin d’assurer leurs informations réciproques.</text:p>
      <text:p text:style-name="P41">Les commentaires suivants ont été relevés :</text:p>
      <text:p text:style-name="P39">{prior_visit_text}</text:p>
      <text:list xml:id="list213540340236811" text:continue-list="list213540363616493" text:style-name="Numbering_20_1">
        <text:list-item>
          <text:h text:style-name="P51" text:outline-level="1">Premiers secours</text:h>
        </text:list-item>
      </text:list>
      <text:p text:style-name="P36">{premiers_secours}</text:p>
      <text:p text:style-name="P35"/>
      <text:list xml:id="list213539477072339" text:continue-numbering="true" text:style-name="Numbering_20_1">
        <text:list-item>
          <text:h text:style-name="P52" text:outline-level="1">Intervention</text:h>
        </text:list-item>
      </text:list>
      <text:p text:style-name="P37"><text:span text:style-name="T14">Ce</text:span><text:span text:style-name="T15"> plan débute le : </text:span><text:span text:style-name="T18">{date_start_intervention_PPP}</text:span><text:span text:style-name="T15"> et fini</text:span><text:span text:style-name="T16">t</text:span><text:span text:style-name="T15"> le : </text:span><text:span text:style-name="T19">{date_end_intervention_PPP}</text:span></text:p>
      <text:p text:style-name="P16">Les interventions se dérouleront aux horaires suivants 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28"/>
          </table:table-cell>
          <table:table-cell table:style-name="Table1.B1" office:value-type="string">
            <text:p text:style-name="P28">Lundi</text:p>
          </table:table-cell>
          <table:table-cell table:style-name="Table1.B1" office:value-type="string">
            <text:p text:style-name="P28">Mardi</text:p>
          </table:table-cell>
          <table:table-cell table:style-name="Table1.B1" office:value-type="string">
            <text:p text:style-name="P28">Mercredi</text:p>
          </table:table-cell>
          <table:table-cell table:style-name="Table1.B1" office:value-type="string">
            <text:p text:style-name="P28">Jeudi</text:p>
          </table:table-cell>
          <table:table-cell table:style-name="Table1.B1" office:value-type="string">
            <text:p text:style-name="P28">Vendredi</text:p>
          </table:table-cell>
          <table:table-cell table:style-name="Table1.B1" office:value-type="string">
            <text:p text:style-name="P28">Samedi</text:p>
          </table:table-cell>
          <table:table-cell table:style-name="Table1.H1" office:value-type="string">
            <text:p text:style-name="P28">Dimanche</text:p>
          </table:table-cell>
        </table:table-row>
        <table:table-row table:style-name="Table1.2">
          <table:table-cell table:style-name="Table1.A2" office:value-type="string">
            <text:p text:style-name="P28">Matin</text:p>
          </table:table-cell>
          <table:table-cell table:style-name="Table1.B2" office:value-type="string">
            <text:p text:style-name="P30">{lundi_matin}</text:p>
          </table:table-cell>
          <table:table-cell table:style-name="Table1.C2" office:value-type="string">
            <text:p text:style-name="P30">{mardi_matin}</text:p>
          </table:table-cell>
          <table:table-cell table:style-name="Table1.D2" office:value-type="string">
            <text:p text:style-name="P30">{mercredi_matin}</text:p>
          </table:table-cell>
          <table:table-cell table:style-name="Table1.E2" office:value-type="string">
            <text:p text:style-name="P30">{jeudi_matin}</text:p>
          </table:table-cell>
          <table:table-cell table:style-name="Table1.F2" office:value-type="string">
            <text:p text:style-name="P30">{vendredi_matin}</text:p>
          </table:table-cell>
          <table:table-cell table:style-name="Table1.G2" office:value-type="string">
            <text:p text:style-name="P30">{samedi_matin}</text:p>
          </table:table-cell>
          <table:table-cell table:style-name="Table1.H2" office:value-type="string">
            <text:p text:style-name="P30">{dimanche_matin}</text:p>
          </table:table-cell>
        </table:table-row>
        <table:table-row table:style-name="Table1.3">
          <table:table-cell table:style-name="Table1.A3" office:value-type="string">
            <text:p text:style-name="P29">Après-midi</text:p>
          </table:table-cell>
          <table:table-cell table:style-name="Table1.B3" office:value-type="string">
            <text:p text:style-name="P30">{lundi_aprem}</text:p>
          </table:table-cell>
          <table:table-cell table:style-name="Table1.C3" office:value-type="string">
            <text:p text:style-name="P30">{mardi_aprem}</text:p>
          </table:table-cell>
          <table:table-cell table:style-name="Table1.D3" office:value-type="string">
            <text:p text:style-name="P30">{mercredi_aprem}</text:p>
          </table:table-cell>
          <table:table-cell table:style-name="Table1.E3" office:value-type="string">
            <text:p text:style-name="P30">{jeudi_aprem}</text:p>
          </table:table-cell>
          <table:table-cell table:style-name="Table1.F3" office:value-type="string">
            <text:p text:style-name="P30">{vendredi_aprem}</text:p>
          </table:table-cell>
          <table:table-cell table:style-name="Table1.G3" office:value-type="string">
            <text:p text:style-name="P30">{samedi_aprem}</text:p>
          </table:table-cell>
          <table:table-cell table:style-name="Table1.H3" office:value-type="string">
            <text:p text:style-name="P30">{dimanche_aprem}</text:p>
          </table:table-cell>
        </table:table-row>
      </table:table>
      <text:p text:style-name="P15"/>
      <text:p text:style-name="P15">Vous avez prévu <text:span text:style-name="T24">{interventions_info} </text:span>pour ce plan de prévention, vous trouverez ci-apr<text:span text:style-name="T26">è</text:span>s le détails des actions que vous avez prévu<text:span text:style-name="T25">es</text:span>, les risques engendrés et les moyens de préventions mis en œuvre.</text:p>
      <text:p text:style-name="P1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339525070688">
          <table:table-cell table:style-name="Tableau5.A1" office:value-type="string">
            <text:p text:style-name="P18">IdRPP<text:note text:id="ftn3" text:note-class="footnote"><text:note-citation>3</text:note-citation><text:note-body><text:p text:style-name="P54">Identifiant unique du plan de prévention</text:p></text:note-body></text:note></text:p>
          </table:table-cell>
          <table:table-cell table:style-name="Tableau5.A1" office:value-type="string">
            <text:p text:style-name="P59"><text:span text:style-name="T40">S</text:span><text:span text:style-name="T40"><text:note text:id="ftn10" text:note-class="footnote"><text:note-citation>4</text:note-citation><text:note-body><text:p text:style-name="P45"><text:span text:style-name="T43">Identifiant unique </text:span><text:span text:style-name="T42">de l’établissement, unité de travail et/ou groupement</text:span>.</text:p></text:note-body></text:note></text:span><text:span text:style-name="T40"> - </text:span>UT ou GP</text:p>
          </table:table-cell>
          <table:table-cell table:style-name="Tableau5.A1" office:value-type="string">
            <text:p text:style-name="P1">Description <text:span text:style-name="T8">des actions réalisées</text:span></text:p>
          </table:table-cell>
          <table:table-cell table:style-name="Tableau5.A1" office:value-type="string">
            <text:p text:style-name="P17">Risque<text:span text:style-name="T10"><text:note text:id="ftn6" text:note-class="footnote"><text:note-citation>5</text:note-citation><text:note-body><text:p text:style-name="P54">La <text:span text:style-name="T41">catégorie</text:span> de risque selon la classification de l’inrs ED840.pdf</text:p></text:note-body></text:note></text:span></text:p>
          </table:table-cell>
          <table:table-cell table:style-name="Tableau5.E1" office:value-type="string">
            <text:p text:style-name="P1">Moyens de prévention <text:span text:style-name="T42">afin de limiter le risque</text:span></text:p>
          </table:table-cell>
        </table:table-row>
        <table:table-row table:style-name="TableLine2339525069056">
          <table:table-cell table:style-name="Tableau5.A2" office:value-type="string">
            <text:p text:style-name="P3">[!-- BEGIN row.interventions --]{key_unique}</text:p>
          </table:table-cell>
          <table:table-cell table:style-name="Tableau5.B2" office:value-type="string">
            <text:p text:style-name="P11">{unite_travail}</text:p>
          </table:table-cell>
          <table:table-cell table:style-name="Tableau5.C2" office:value-type="string">
            <text:p text:style-name="P12">{action}</text:p>
          </table:table-cell>
          <table:table-cell table:style-name="Tableau5.D2" office:value-type="string">
            <text:p text:style-name="P12">{risk}</text:p>
            <text:p text:style-name="P58">{nomPicto}</text:p>
          </table:table-cell>
          <table:table-cell table:style-name="Tableau5.E2" office:value-type="string">
            <text:p text:style-name="P4"><text:span text:style-name="T21">{prevention}</text:span>[!-- END row.interventions --]</text:p>
          </table:table-cell>
        </table:table-row>
      </table:table>
      <text:p text:style-name="P56"/>
      <text:list xml:id="list213540016264345" text:continue-numbering="true" text:style-name="Numbering_20_1">
        <text:list-item>
          <text:h text:style-name="P48" text:outline-level="1">Informations <text:span text:style-name="T31">Entreprise Extérieure </text:span><text:span text:style-name="T44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339525062800">
          <table:table-cell table:style-name="Tableau2.A1" office:value-type="string">
            <text:p text:style-name="P19">Nom de l’<text:span text:style-name="T31">Entreprise</text:span> <text:span text:style-name="T31">Extérieure</text:span></text:p>
          </table:table-cell>
          <table:table-cell table:style-name="Tableau2.A1" office:value-type="string">
            <text:p text:style-name="P20">{society_title}</text:p>
          </table:table-cell>
          <table:table-cell table:style-name="Tableau2.A1" office:value-type="string">
            <text:p text:style-name="P65">Siret</text:p>
          </table:table-cell>
          <table:table-cell table:style-name="Tableau2.D1" office:value-type="string">
            <text:p text:style-name="P63">{society_siret_id}</text:p>
          </table:table-cell>
        </table:table-row>
        <table:table-row table:style-name="TableLine2339525060352">
          <table:table-cell table:style-name="Tableau2.A2" office:value-type="string">
            <text:p text:style-name="P26">Adresse</text:p>
          </table:table-cell>
          <table:table-cell table:style-name="Tableau2.B2" table:number-columns-spanned="3" office:value-type="string">
            <text:p text:style-name="P27">{society_address}</text:p>
          </table:table-cell>
          <table:covered-table-cell/>
          <table:covered-table-cell/>
        </table:table-row>
        <table:table-row table:style-name="TableLine2339525062256">
          <table:table-cell table:style-name="Tableau2.A3" office:value-type="string">
            <text:p text:style-name="P26">Code Postal</text:p>
          </table:table-cell>
          <table:table-cell table:style-name="Tableau2.A3" office:value-type="string">
            <text:p text:style-name="P27">{society_postcode}</text:p>
          </table:table-cell>
          <table:table-cell table:style-name="Tableau2.A3" office:value-type="string">
            <text:p text:style-name="P66">Ville</text:p>
          </table:table-cell>
          <table:table-cell table:style-name="Tableau2.D3" office:value-type="string">
            <text:p text:style-name="P64">{society_town}</text:p>
          </table:table-cell>
        </table:table-row>
      </table:table>
      <text:p text:style-name="P3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1"><text:span text:style-name="T33">Signature i</text:span>ntervenant<text:note text:id="ftn8" text:note-class="footnote"><text:note-citation>6</text:note-citation><text:note-body><text:p text:style-name="P13">Identifiant unique de l’intervenant pour ce plan de prévention</text:p></text:note-body></text:note></text:p>
          </table:table-cell>
          <table:table-cell table:style-name="Tableau3.B1" office:value-type="string">
            <text:p text:style-name="P62">Information<text:span text:style-name="T46">s</text:span> sur les intervenants – Nom, Prénom, mail, téléphone, <text:span text:style-name="T32">statut</text:span></text:p>
          </table:table-cell>
        </table:table-row>
        <table:table-row table:style-name="Tableau3.1">
          <table:table-cell table:style-name="Tableau3.A2" office:value-type="string">
            <text:p text:style-name="P60">[!-- BEGIN row.intervenants --]<text:span text:style-name="T22">{intervenants_signature}</text:span></text:p>
          </table:table-cell>
          <table:table-cell table:style-name="Tableau3.B2" office:value-type="string">
            <text:p text:style-name="P60">{name}, {lastname}, <text:span text:style-name="T12">{phone}, </text:span>{mail}, {status}[!-- END row.intervenants --]</text:p>
          </table:table-cell>
        </table:table-row>
      </table:table>
      <text:p text:style-name="P33"/>
      <text:p text:style-name="P33"><text:span text:style-name="T23">Nombre d’intervenants pour ce plan de prévention : </text:span>{intervenants_info}</text:p>
      <text:p text:style-name="P33"/>
      <text:list xml:id="list213540241777584" text:continue-numbering="true" text:style-name="Numbering_20_1">
        <text:list-item>
          <text:h text:style-name="P49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39525068512"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4">Responsable Entreprise Utilisatrice (EU)</text:p>
          </table:table-cell>
          <table:table-cell table:style-name="Tableau4.C1" office:value-type="string">
            <text:p text:style-name="P24">Responsable <text:span text:style-name="T27">E</text:span>ntreprise <text:span text:style-name="T27">E</text:span>xtérieure <text:span text:style-name="T27">(EE)</text:span></text:p>
          </table:table-cell>
        </table:table-row>
        <table:table-row table:style-name="TableLine2339525084832">
          <table:table-cell table:style-name="Tableau4.A2" office:value-type="string">
            <text:p text:style-name="P22">Nom </text:p>
          </table:table-cell>
          <table:table-cell table:style-name="Tableau4.A2" office:value-type="string">
            <text:p text:style-name="P67">{maitre_oeuvre_lname}</text:p>
          </table:table-cell>
          <table:table-cell table:style-name="Tableau4.C2" office:value-type="string">
            <text:p text:style-name="P67">{intervenant_exterieur_lname}</text:p>
          </table:table-cell>
        </table:table-row>
        <table:table-row table:style-name="TableLine2339525073952">
          <table:table-cell table:style-name="Tableau4.A2" office:value-type="string">
            <text:p text:style-name="P22">Prénom</text:p>
          </table:table-cell>
          <table:table-cell table:style-name="Tableau4.A2" office:value-type="string">
            <text:p text:style-name="P67">{maitre_oeuvre_fname}</text:p>
          </table:table-cell>
          <table:table-cell table:style-name="Tableau4.C2" office:value-type="string">
            <text:p text:style-name="P67">{intervenant_exterieur_fname}</text:p>
          </table:table-cell>
        </table:table-row>
        <table:table-row table:style-name="TableLine2339525082112">
          <table:table-cell table:style-name="Tableau4.A2" office:value-type="string">
            <text:p text:style-name="P25">Email</text:p>
          </table:table-cell>
          <table:table-cell table:style-name="Tableau4.A2" office:value-type="string">
            <text:p text:style-name="P68">{maitre_oeuvre_email}</text:p>
          </table:table-cell>
          <table:table-cell table:style-name="Tableau4.C2" office:value-type="string">
            <text:p text:style-name="P68">{intervenant_exterieur_email}</text:p>
          </table:table-cell>
        </table:table-row>
        <table:table-row table:style-name="TableLine2339525082384">
          <table:table-cell table:style-name="Tableau4.A2" office:value-type="string">
            <text:p text:style-name="P22">Portable</text:p>
          </table:table-cell>
          <table:table-cell table:style-name="Tableau4.A2" office:value-type="string">
            <text:p text:style-name="P67">{maitre_oeuvre_phone}</text:p>
          </table:table-cell>
          <table:table-cell table:style-name="Tableau4.C2" office:value-type="string">
            <text:p text:style-name="P6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3"><text:span text:style-name="T7">Date et </text:span>Signature</text:p>
          </table:table-cell>
          <table:table-cell table:style-name="Tableau4.A2" office:value-type="string">
            <text:p text:style-name="P67">Le {maitre_oeuvre_signature_date},</text:p>
            <text:p text:style-name="P69">{maitre_oeuvre_signature}</text:p>
          </table:table-cell>
          <table:table-cell table:style-name="Tableau4.C2" office:value-type="string">
            <text:p text:style-name="P67">Le {intervenant_exterieur_signature_date},</text:p>
            <text:p text:style-name="P70">{intervenant_exterieur_signature}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officeooo:rsid="01104b46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f7bea7" style:font-weight-asian="normal" style:font-weight-complex="normal"/>
    </style:style>
    <style:style style:name="MT7" style:family="text">
      <style:text-properties fo:font-weight="normal" officeooo:rsid="01104b4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3cm" svg:width="1.707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preventionplandocument.odt</text:file-name><text:s/><text:tab/>Version <text:span text:style-name="MT3">1.</text:span><text:span text:style-name="MT4">4</text:span><text:span text:style-name="MT3">.0-</text:span><text:span text:style-name="MT5">20</text:span><text:span text:style-name="MT6">2</text:span><text:span text:style-name="MT7">20720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07-20T21:35:39.190000000</dc:date>
    <meta:editing-duration>PT16H31M9S</meta:editing-duration>
    <meta:editing-cycles>263</meta:editing-cycles>
    <meta:generator>LibreOffice/7.2.7.2$Windows_X86_64 LibreOffice_project/8d71d29d553c0f7dcbfa38fbfda25ee34cce99a2</meta:generator>
    <meta:document-statistic meta:table-count="6" meta:image-count="1" meta:object-count="0" meta:page-count="5" meta:paragraph-count="112" meta:word-count="448" meta:character-count="3775" meta:non-whitespace-character-count="3435"/>
  </office:meta>
</office:document-meta>
</file>